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T1" style:family="text">
      <style:text-properties fo:font-style="italic"/>
    </style:style>
    <style:style style:name="T2" style:family="text">
      <style:text-properties fo:font-weight="bold"/>
    </style:style>
    <style:style style:name="P1" style:family="paragraph" style:parent-style-name="Normal">
      <style:paragraph-properties fo:text-indent="-0.3in"/>
    </style:style>
    <text:list-style style:name="L1">
      <text:list-level-style-number text:level="1" style:num-format="1" text:start-value="1">
        <style:list-level-properties text:min-label-width="0.3in" text:space-before="0.508000cm"/>
      </text:list-level-style-number>
    </text:list-style>
    <text:list-style style:name="L2">
      <text:list-level-style-bullet text:level="1" text:bullet-char="•">
        <style:text-properties style:font-name="FreeSerif"/>
        <style:list-level-properties text:min-label-width="0.3in" text:space-before="0.508000cm"/>
      </text:list-level-style-bullet>
    </text:list-style>
    <text:list-style style:name="L3">
      <text:list-level-style-number text:level="1" style:num-format="1" text:start-value="1">
        <style:list-level-properties text:min-label-width="0.3in" text:space-before="0.508000cm"/>
      </text:list-level-style-number>
    </text:list-style>
  </office:automatic-styles>
  <office:body>
    <office:text>
      <text:p text:style-name="Heading 1">Kosmo</text:p>
      <text:p text:style-name="Normal"><text:a xlink:href="http%3a//www.opengis.es">Kosmo - Desktop</text:a> is a general Desktop-GIS. Using extra extensions allows customizing it for specific purposes. It is designed for the average GIS user, with special emphasis on user-friendly interface (quite similar to the most famous and wide used commercial desktop GIS). It is open source and provides users with the most useful tools to explore, edit and analyze spatial data. All of it by observing the OpenGIS standards and applying high efforts to maintain the data topology quality. It is the first component of a series of developments oriented to be a complete spatial data infrastructure that will be made available to the entire community.<text:line-break/><text:line-break/> Kosmo - 2.0 RC1 is distributed under a GPLv2 license (see <text:a xlink:href="http://www.gnu.org/licenses/gpl-2.0.html">GPL v2 license</text:a> for more details about it) </text:p>
      <text:p text:style-name="Heading 2">Running on the LiveDVD</text:p>
      <text:p text:style-name="Normal"/>
      <text:list text:style-name="L1">
        <text:list-item>
          <text:p text:style-name="P1"><text:tab/>To run Kosmo 2.0 RC1 on the Live DVD, click on the Kosmo link on the desktop.</text:p>
        </text:list-item>
        <text:list-item>
          <text:p text:style-name="P1"><text:tab/>In the <text:span text:style-name="T1">"Wellcome to Kosmo"</text:span> dialog, select the option <text:span text:style-name="T1">"With a new view"</text:span> under the <text:span text:style-name="T1">"Create new project"</text:span> group in order to create a new project with an empty view. Press Ok to continue</text:p>
        </text:list-item>
        <text:list-item>
          <text:p text:style-name="P1"><text:tab/>In the next dialog, select your Spatial Reference System and press Ok to continue</text:p>
        </text:list-item>
        <text:list-item>
          <text:p text:style-name="P1"><text:tab/>Press the green plus button from the main toolbar to start adding geodata resources (files, databases tables) to the empty view</text:p>
        </text:list-item>
      </text:list>
      <text:p text:style-name="Normal"/>
      <text:p text:style-name="Heading 2">Getting started</text:p>
      <text:p text:style-name="Normal">Kosmo - Desktop Client 2.0 RC1 is able to load the next types of geodata resources: </text:p>
      <text:list text:style-name="L2">
        <text:list-item>
          <text:p text:style-name="P1"><text:tab/><text:span text:style-name="T2">Vectorial file layers:</text:span> Shapefiles, GML, DXF, DWG, DGN, CSV (by an extension)</text:p>
        </text:list-item>
        <text:list-item>
          <text:p text:style-name="P1"><text:tab/><text:span text:style-name="T2">Vectorial databases:</text:span> PostgreSQL + PostGIS, Oracle, MySQL </text:p>
        </text:list-item>
        <text:list-item>
          <text:p text:style-name="P1"><text:tab/><text:span text:style-name="T2">Raster layers:</text:span> ECW, MrSID, Tiff, JPG, GIF, PNG, BMP</text:p>
        </text:list-item>
        <text:list-item>
          <text:p text:style-name="P1"><text:tab/><text:span text:style-name="T2">OGC services:</text:span> WMS 1.0.0/1.1.0/1.3.0, WFS 1.0.0/1.1.0</text:p>
        </text:list-item>
      </text:list>
      <text:p text:style-name="Normal">There are some shapefiles and images from <text:span text:style-name="T1">/usr/local/share/openjump-data</text:span> or <text:span text:style-name="T1">/usr/local/share/qgis-data</text:span> that can be loaded, as well as any WMS or WFS server configured in the Live-DVD. </text:p>
      <text:p text:style-name="Normal"/>
      <text:p text:style-name="Heading 2">New functionalities in the new 2.0 RC1</text:p>
      <text:p text:style-name="Normal">The new Kosmo Desktop 2.0 RC1 contains the next new functionalities and improvements: </text:p>
      <text:list text:style-name="L3">
        <text:list-item>
          <text:p text:style-name="P1"><text:tab/>New advanced printing module that uses as base the OpenOffice offimatic suite</text:p>
        </text:list-item>
        <text:list-item>
          <text:p text:style-name="P1"><text:tab/>Topology relations on edition and post-edition mode</text:p>
        </text:list-item>
        <text:list-item>
          <text:p text:style-name="P1"><text:tab/><text:a xlink:href="http://forge.osor.eu/plugins/wiki/index.php?id=13%26type=g">Sextante 0.3</text:a> bindings for Kosmo</text:p>
        </text:list-item>
        <text:list-item>
          <text:p text:style-name="P1"><text:tab/>Raster georreferencing tool </text:p>
        </text:list-item>
        <text:list-item>
          <text:p text:style-name="P1"><text:tab/>Generation of polygons from a line set tool</text:p>
        </text:list-item>
        <text:list-item>
          <text:p text:style-name="P1"><text:tab/>Clean / intersect / validating tools</text:p>
        </text:list-item>
        <text:list-item>
          <text:p text:style-name="P1"><text:tab/>Improvements for digitizing tools (geometry tracking mode, ...)</text:p>
        </text:list-item>
        <text:list-item>
          <text:p text:style-name="P1"><text:tab/>KML export</text:p>
        </text:list-item>
        <text:list-item>
          <text:p text:style-name="P1"><text:tab/>GML import / export</text:p>
        </text:list-item>
        <text:list-item>
          <text:p text:style-name="P1"><text:tab/>SLD import / export</text:p>
        </text:list-item>
        <text:list-item>
          <text:p text:style-name="P1"><text:tab/>WFS connector added</text:p>
        </text:list-item>
        <text:list-item>
          <text:p text:style-name="P1"><text:tab/>WMS connector improved</text:p>
        </text:list-item>
        <text:list-item>
          <text:p text:style-name="P1"><text:tab/>Field calculator improved with some new functions</text:p>
        </text:list-item>
      </text:list>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